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5" draw:text-style-name="P2" draw:layer="layout" svg:x1="8.1cm" svg:y1="4.597cm" svg:x2="9cm" svg:y2="4.597cm">
          <text:p/>
        </draw:line>
        <draw:line draw:style-name="gr5" draw:text-style-name="P2" draw:layer="layout" svg:x1="8.1cm" svg:y1="4.897cm" svg:x2="9cm" svg:y2="4.897cm">
          <text:p/>
        </draw:line>
        <draw:line draw:style-name="gr5" draw:text-style-name="P2" draw:layer="layout" svg:x1="8.1cm" svg:y1="5.197cm" svg:x2="9cm" svg:y2="5.197cm">
          <text:p/>
        </draw:lin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5-20T15:36:00.875816000</dc:date>
    <meta:editing-duration>PT29M59S</meta:editing-duration>
    <meta:editing-cycles>10</meta:editing-cycles>
    <meta:generator>LibreOffice/4.2.4.2$MacOSX_X86_64 LibreOffice_project/63150712c6d317d27ce2db16eb94c2f3d7b699f8</meta:generator>
    <meta:document-statistic meta:object-count="28"/>
  </office:meta>
</office:document-meta>
</file>